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16" table:default-cell-style-name="ce4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4</text:p>
          </table:table-cell>
          <table:table-cell table:style-name="ce1" office:value-type="string" calcext:value-type="string">
            <text:p>Test 5</text:p>
          </table:table-cell>
          <table:table-cell table:style-name="ce1" office:value-type="string" calcext:value-type="string">
            <text:p>Test 6</text:p>
          </table:table-cell>
          <table:table-cell table:style-name="ce1" office:value-type="string" calcext:value-type="string">
            <text:p>Test 7</text:p>
          </table:table-cell>
          <table:table-cell table:style-name="ce1" office:value-type="string" calcext:value-type="string">
            <text:p>Test 8</text:p>
          </table:table-cell>
          <table:table-cell table:style-name="ce1" office:value-type="string" calcext:value-type="string">
            <text:p>Test 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6</text:p>
          </table:table-cell>
          <table:table-cell table:style-name="ce1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Create a Database</text:p>
          </table:table-cell>
          <table:table-cell table:style-name="ce3" table:formula="of:=COUNTIF([.E3:.T3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an existing Database</text:p>
          </table:table-cell>
          <table:table-cell table:style-name="ce3" table:formula="of:=COUNTIF([.E4:.T4];&quot;X&quot; )" office:value-type="float" office:value="7" calcext:value-type="float">
            <text:p>7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Start Transaction on multiple </text:p>
          </table:table-cell>
          <table:table-cell table:style-name="ce3" table:formula="of:=COUNTIF([.E5:.T5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 DPB</text:p>
          </table:table-cell>
          <table:table-cell table:style-name="ce3" table:formula="of:=COUNTIF([.E6:.T6];&quot;X&quot; )" office:value-type="float" office:value="15" calcext:value-type="float">
            <text:p>15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the Service Manager</text:p>
          </table:table-cell>
          <table:table-cell table:style-name="ce3" table:formula="of:=COUNTIF([.E7:.T7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n SPB</text:p>
          </table:table-cell>
          <table:table-cell table:style-name="ce3" table:formula="of:=COUNTIF([.E8:.T8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ccess last Status Information</text:p>
          </table:table-cell>
          <table:table-cell table:style-name="ce3" table:formula="of:=COUNTIF([.E9:.T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opulate a DPB</text:p>
          </table:table-cell>
          <table:table-cell table:style-name="ce3" table:formula="of:=COUNTIF([.E10:.T10];&quot;X&quot; )" office:value-type="float" office:value="15" calcext:value-type="float">
            <text:p>15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Update a DPB</text:p>
          </table:table-cell>
          <table:table-cell table:style-name="ce3" table:formula="of:=COUNTIF([.E11:.T11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Start a Transaction</text:p>
          </table:table-cell>
          <table:table-cell table:style-name="ce3" table:formula="of:=COUNTIF([.E12:.T12];&quot;X&quot; )" office:value-type="float" office:value="13" calcext:value-type="float">
            <text:p>13</text:p>
          </table:table-cell>
          <table:table-cell table:number-columns-repeated="8" office:value-type="string" calcext:value-type="string">
            <text:p>X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ecute Immediate</text:p>
          </table:table-cell>
          <table:table-cell table:style-name="ce3" table:formula="of:=COUNTIF([.E13:.T13];&quot;X&quot; )" office:value-type="float" office:value="7" calcext:value-type="float">
            <text:p>7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 Cursor</text:p>
          </table:table-cell>
          <table:table-cell table:style-name="ce3" table:formula="of:=COUNTIF([.E14:.T14];&quot;X&quot; )" office:value-type="float" office:value="9" calcext:value-type="float">
            <text:p>9</text:p>
          </table:table-cell>
          <table:table-cell table:number-columns-repeated="8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style-name="ce3" table:formula="of:=COUNTIF([.E15:.T15];&quot;X&quot; )" office:value-type="float" office:value="8" calcext:value-type="float">
            <text:p>8</text:p>
          </table:table-cell>
          <table:table-cell table:number-columns-repeated="6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Named Parameters)</text:p>
          </table:table-cell>
          <table:table-cell table:style-name="ce3" table:formula="of:=COUNTIF([.E16:.T16];&quot;X&quot; )" office:value-type="float" office:value="10" calcext:value-type="float">
            <text:p>10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rop the Database</text:p>
          </table:table-cell>
          <table:table-cell table:style-name="ce3" table:formula="of:=COUNTIF([.E17:.T17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isconnect</text:p>
          </table:table-cell>
          <table:table-cell table:style-name="ce3" table:formula="of:=COUNTIF([.E18:.T18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Reconnect to the Database</text:p>
          </table:table-cell>
          <table:table-cell table:style-name="ce3" table:formula="of:=COUNTIF([.E19:.T1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Create an Event Handler</text:p>
          </table:table-cell>
          <table:table-cell table:style-name="ce3" table:formula="of:=COUNTIF([.E20:.T2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Database Information</text:p>
          </table:table-cell>
          <table:table-cell table:style-name="ce3" table:formula="of:=COUNTIF([.E21:.T21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n existing Blob</text:p>
          </table:table-cell>
          <table:table-cell table:style-name="ce3" table:formula="of:=COUNTIF([.E22:.T2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est for recent database activity</text:p>
          </table:table-cell>
          <table:table-cell table:style-name="ce3" table:formula="of:=COUNTIF([.E23:.T2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Blob MetaData</text:p>
          </table:table-cell>
          <table:table-cell table:style-name="ce3" table:formula="of:=COUNTIF([.E24:.T24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Array Metadata</text:p>
          </table:table-cell>
          <table:table-cell table:style-name="ce3" table:formula="of:=COUNTIF([.E25:.T25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Operation Counts</text:p>
          </table:table-cell>
          <table:table-cell table:style-name="ce3" table:formula="of:=COUNTIF([.E26:.T26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Characteristics</text:p>
          </table:table-cell>
          <table:table-cell table:style-name="ce3" table:formula="of:=COUNTIF([.E27:.T27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Environment</text:p>
          </table:table-cell>
          <table:table-cell table:style-name="ce3" table:formula="of:=COUNTIF([.E28:.T28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Sync Wait</text:p>
          </table:table-cell>
          <table:table-cell table:style-name="ce3" table:formula="of:=COUNTIF([.E29:.T2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Async Wait</text:p>
          </table:table-cell>
          <table:table-cell table:style-name="ce3" table:formula="of:=COUNTIF([.E30:.T3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Cancel Async Wait </text:p>
          </table:table-cell>
          <table:table-cell table:style-name="ce3" table:formula="of:=COUNTIF([.E31:.T3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Default Transaction End</text:p>
          </table:table-cell>
          <table:table-cell table:style-name="ce3" table:formula="of:=COUNTIF([.E32:.T32];&quot;X&quot; )" office:value-type="float" office:value="12" calcext:value-type="float">
            <text:p>12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</text:p>
          </table:table-cell>
          <table:table-cell table:style-name="ce3" table:formula="of:=COUNTIF([.E33:.T33];&quot;X&quot; 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</text:p>
          </table:table-cell>
          <table:table-cell table:style-name="ce3" table:formula="of:=COUNTIF([.E34:.T34];&quot;X&quot; )" office:value-type="float" office:value="3" calcext:value-type="float">
            <text:p>3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Retaining</text:p>
          </table:table-cell>
          <table:table-cell table:style-name="ce3" table:formula="of:=COUNTIF([.E35:.T3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Retaining</text:p>
          </table:table-cell>
          <table:table-cell table:style-name="ce3" table:formula="of:=COUNTIF([.E36:.T3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estart transaction</text:p>
          </table:table-cell>
          <table:table-cell table:style-name="ce3" table:formula="of:=COUNTIF([.E37:.T3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heck transaction state</text:p>
          </table:table-cell>
          <table:table-cell table:style-name="ce3" table:formula="of:=COUNTIF([.E38:.T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Test for recent activity</text:p>
          </table:table-cell>
          <table:table-cell table:style-name="ce3" table:formula="of:=COUNTIF([.E39:.T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Multi-database transaction</text:p>
          </table:table-cell>
          <table:table-cell table:style-name="ce3" table:formula="of:=COUNTIF([.E40:.T40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metadata</text:p>
          </table:table-cell>
          <table:table-cell table:style-name="ce3" table:formula="of:=COUNTIF([.E41:.T41];&quot;X&quot; )"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SQLParams</text:p>
          </table:table-cell>
          <table:table-cell table:style-name="ce3" table:formula="of:=COUNTIF([.E42:.T42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Plan</text:p>
          </table:table-cell>
          <table:table-cell table:style-name="ce3" table:formula="of:=COUNTIF([.E43:.T43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with no input or output</text:p>
          </table:table-cell>
          <table:table-cell table:style-name="ce3" table:formula="of:=COUNTIF([.E44:.T44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input</text:p>
          </table:table-cell>
          <table:table-cell table:style-name="ce3" table:formula="of:=COUNTIF([.E45:.T4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style-name="ce3" table:formula="of:=COUNTIF([.E46:.T46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Positional)</text:p>
          </table:table-cell>
          <table:table-cell table:style-name="ce3" table:formula="of:=COUNTIF([.E47:.T47];&quot;X&quot; )" office:value-type="float" office:value="6" calcext:value-type="float">
            <text:p>6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By Name)</text:p>
          </table:table-cell>
          <table:table-cell table:style-name="ce3" table:formula="of:=COUNTIF([.E48:.T48];&quot;X&quot; )" office:value-type="float" office:value="10" calcext:value-type="float">
            <text:p>10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</text:p>
          </table:table-cell>
          <table:table-cell table:style-name="ce3" table:formula="of:=COUNTIF([.E49:.T49];&quot;X&quot; )" office:value-type="float" office:value="4" calcext:value-type="float">
            <text:p>4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 with affected row counts</text:p>
          </table:table-cell>
          <table:table-cell table:style-name="ce3" table:formula="of:=COUNTIF([.E50:.T50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Returning</text:p>
          </table:table-cell>
          <table:table-cell table:style-name="ce3" table:formula="of:=COUNTIF([.E51:.T51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</text:p>
          </table:table-cell>
          <table:table-cell table:style-name="ce3" table:formula="of:=COUNTIF([.E52:.T52];&quot;X&quot; )" office:value-type="float" office:value="4" calcext:value-type="float">
            <text:p>4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 with affected row counts</text:p>
          </table:table-cell>
          <table:table-cell table:style-name="ce3" table:formula="of:=COUNTIF([.E53:.T53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Returning</text:p>
          </table:table-cell>
          <table:table-cell table:style-name="ce3" table:formula="of:=COUNTIF([.E54:.T54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</text:p>
          </table:table-cell>
          <table:table-cell table:style-name="ce3" table:formula="of:=COUNTIF([.E55:.T5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 with affected row counts</text:p>
          </table:table-cell>
          <table:table-cell table:style-name="ce3" table:formula="of:=COUNTIF([.E56:.T5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and list results</text:p>
          </table:table-cell>
          <table:table-cell table:style-name="ce3" table:formula="of:=COUNTIF([.E57:.T57];&quot;X&quot; )" office:value-type="float" office:value="7" calcext:value-type="float">
            <text:p>7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same transaction</text:p>
          </table:table-cell>
          <table:table-cell table:style-name="ce3" table:formula="of:=COUNTIF([.E58:.T5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style-name="ce3" table:formula="of:=COUNTIF([.E59:.T5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style-name="ce3" table:formula="of:=COUNTIF([.E60:.T60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with different transaction</text:p>
          </table:table-cell>
          <table:table-cell table:style-name="ce3" table:formula="of:=COUNTIF([.E61:.T6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tain Interfaces</text:p>
          </table:table-cell>
          <table:table-cell table:style-name="ce3" table:formula="of:=COUNTIF([.E62:.T6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Integer Data</text:p>
          </table:table-cell>
          <table:table-cell table:style-name="ce3" table:formula="of:=COUNTIF([.E63:.T63];&quot;X&quot; )" office:value-type="float" office:value="8" calcext:value-type="float">
            <text:p>8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64:.T64];&quot;X&quot; )" office:value-type="float" office:value="11" calcext:value-type="float">
            <text:p>11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65:.T65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66:.T66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67:.T67];&quot;X&quot; )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68:.T68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69:.T69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70:.T70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71:.T7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72:.T72];&quot;X&quot; 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Date Type</text:p>
          </table:table-cell>
          <table:table-cell table:style-name="ce3" table:formula="of:=COUNTIF([.E73:.T73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NULL Result</text:p>
          </table:table-cell>
          <table:table-cell table:style-name="ce3" table:formula="of:=COUNTIF([.E74:.T7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73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Integer types</text:p>
          </table:table-cell>
          <table:table-cell table:style-name="ce3" table:formula="of:=COUNTIF([.E75:.T75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76:.T76];&quot;X&quot; )" office:value-type="float" office:value="6" calcext:value-type="float">
            <text:p>6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5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77:.T77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7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78:.T78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79:.T79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80:.T80];&quot;X&quot; )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81:.T81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8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82:.T82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81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83:.T83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82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84:.T84];&quot;X&quot; 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83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Date Type</text:p>
          </table:table-cell>
          <table:table-cell table:style-name="ce3" table:formula="of:=COUNTIF([.E85:.T85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84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ULL Parameter</text:p>
          </table:table-cell>
          <table:table-cell table:style-name="ce3" table:formula="of:=COUNTIF([.E86:.T8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85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on unique param names</text:p>
          </table:table-cell>
          <table:table-cell table:style-name="ce3" table:formula="of:=COUNTIF([.E87:.T8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C86</text:p>
          </table:table-cell>
          <table:table-cell table:style-name="ce2" office:value-type="string" calcext:value-type="string">
            <text:p>Results</text:p>
          </table:table-cell>
          <table:table-cell table:style-name="ce2" office:value-type="string" calcext:value-type="string">
            <text:p>Retain Interfaces</text:p>
          </table:table-cell>
          <table:table-cell table:style-name="ce3" table:formula="of:=COUNTIF([.E88:.T88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C87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Single Row Array</text:p>
          </table:table-cell>
          <table:table-cell table:style-name="ce3" table:formula="of:=COUNTIF([.E89:.T89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88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Multi-row array</text:p>
          </table:table-cell>
          <table:table-cell table:style-name="ce3" table:formula="of:=COUNTIF([.E90:.T90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89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read</text:p>
          </table:table-cell>
          <table:table-cell table:style-name="ce3" table:formula="of:=COUNTIF([.E91:.T91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90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write</text:p>
          </table:table-cell>
          <table:table-cell table:style-name="ce3" table:formula="of:=COUNTIF([.E92:.T92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91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tart a Service</text:p>
          </table:table-cell>
          <table:table-cell table:style-name="ce3" table:formula="of:=COUNTIF([.E93:.T93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2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Query a Service</text:p>
          </table:table-cell>
          <table:table-cell table:style-name="ce3" table:formula="of:=COUNTIF([.E94:.T9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3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Detach</text:p>
          </table:table-cell>
          <table:table-cell table:style-name="ce3" table:formula="of:=COUNTIF([.E95:.T9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4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Re-attach</text:p>
          </table:table-cell>
          <table:table-cell table:style-name="ce3" table:formula="of:=COUNTIF([.E96:.T96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attach</text:p>
          </table:table-cell>
          <table:table-cell table:style-name="ce3" table:formula="of:=COUNTIF([.E97:.T97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attach</text:p>
          </table:table-cell>
          <table:table-cell table:style-name="ce3" table:formula="of:=COUNTIF([.E98:.T98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create</text:p>
          </table:table-cell>
          <table:table-cell table:style-name="ce3" table:formula="of:=COUNTIF([.E99:.T99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8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Prepare invalid SQL</text:p>
          </table:table-cell>
          <table:table-cell table:style-name="ce3" table:formula="of:=COUNTIF([.E100:.T100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9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Open Cursor invalid SQL</text:p>
          </table:table-cell>
          <table:table-cell table:style-name="ce3" table:formula="of:=COUNTIF([.E101:.T10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0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Service Name</text:p>
          </table:table-cell>
          <table:table-cell table:style-name="ce3" table:formula="of:=COUNTIF([.E102:.T102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Service attach </text:p>
          </table:table-cell>
          <table:table-cell table:style-name="ce3" table:formula="of:=COUNTIF([.E103:.T103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C10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style-name="ce3" table:formula="of:=COUNTIF([.E104:.T104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3</text:p>
          </table:table-cell>
          <table:table-cell table:style-name="ce2" office:value-type="string" calcext:value-type="string">
            <text:p>ISQLParam</text:p>
          </table:table-cell>
          <table:table-cell table:style-name="ce2" office:value-type="string" calcext:value-type="string">
            <text:p>Incorrect data type for SQL Type</text:p>
          </table:table-cell>
          <table:table-cell table:style-name="ce3" table:formula="of:=COUNTIF([.E105:.T105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 style:data-style-name="N2" text:time-value="19:06:40.023178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Whyman</meta:initial-creator>
    <meta:creation-date>2016-08-03T16:00:10.706341748</meta:creation-date>
    <dc:date>2016-11-24T19:12:06.745279152</dc:date>
    <dc:creator>Tony Whyman</dc:creator>
    <meta:editing-duration>P1DT14H8M20S</meta:editing-duration>
    <meta:editing-cycles>40</meta:editing-cycles>
    <meta:generator>LibreOffice/4.2.8.2$Linux_X86_64 LibreOffice_project/420m0$Build-2</meta:generator>
    <meta:document-statistic meta:table-count="1" meta:cell-count="741" meta:object-count="0"/>
  </office:meta>
</office:document-meta>
</file>